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Import et exposition des données d'OscaHr</text:title></text:p>
      <text:p text:style-name="OrgTitle"/>
      <text:p text:style-name="OrgSubtitle"><text:initial-creator>Bastien Guerry</text:initial-creator></text:p>
      <text:p text:style-name="OrgSubtitle"/>
      <text:h text:style-name="Heading_20_1_unnumbered" text:outline-level="1" text:is-list-header="true">
<text:bookmark-start text:name="OrgXref.org34c0f1d"/>
<text:bookmark text:name="org34c0f1d"/>Tableau de synthèse des différentes bases de données à importer
<text:bookmark-end text:name="OrgXref.org34c0f1d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Source</text:p>
              </table:table-cell>
              <table:table-cell table:style-name="OrgTblCellTB">
                <text:p text:style-name="OrgTableHeadingLeft">Thématique</text:p>
              </table:table-cell>
              <table:table-cell table:style-name="OrgTblCellTB">
                <text:p text:style-name="OrgTableHeadingLeft">Format</text:p>
              </table:table-cell>
              <table:table-cell table:style-name="OrgTblCellTB">
                <text:p text:style-name="OrgTableHeadingLeft">Protocol d'échange</text:p>
              </table:table-cell>
              <table:table-cell table:style-name="OrgTblCellTB">
                <text:p text:style-name="OrgTableHeadingLeft">Support d'échange</text:p>
              </table:table-cell>
              <table:table-cell table:style-name="OrgTblCellTB">
                <text:p text:style-name="OrgTableHeadingLeft">Méthode d'import</text:p>
              </table:table-cell>
              <table:table-cell table:style-name="OrgTblCellTB">
                <text:p text:style-name="OrgTableHeadingLeft">URL cible</text:p>
              </table:table-cell>
              <table:table-cell table:style-name="OrgTblCellTB">
                <text:p text:style-name="OrgTableHeadingLeft">Contenu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rtrude</text:p>
              </table:table-cell>
              <table:table-cell table:style-name="OrgTblCellT">
                <text:p text:style-name="OrgTableContentsLeft">Sismologie</text:p>
              </table:table-cell>
              <table:table-cell table:style-name="OrgTblCellT">
                <text:p text:style-name="OrgTableContentsLeft">XML</text:p>
              </table:table-cell>
              <table:table-cell table:style-name="OrgTblCellT">
                <text:p text:style-name="OrgTableContentsLeft">Fichiers zip</text:p>
              </table:table-cell>
              <table:table-cell table:style-name="OrgTblCellT">
                <text:p text:style-name="OrgTableContentsLeft">Fichiers</text:p>
              </table:table-cell>
              <table:table-cell table:style-name="OrgTblCellT">
                <text:p text:style-name="OrgTableContentsLeft">Manuel</text:p>
              </table:table-cell>
              <table:table-cell table:style-name="OrgTblCellT">
                <text:p text:style-name="OrgTableContentsLeft">Aucune</text:p>
              </table:table-cell>
              <table:table-cell table:style-name="OrgTblCellT">
                <text:p text:style-name="OrgTableContentsLeft">Données</text:p>
              </table:table-cell>
            </table:table-row>
            <table:table-row>
              <table:table-cell table:style-name="OrgTblCell">
                <text:p text:style-name="OrgTableContentsLeft">Base zoologie</text:p>
              </table:table-cell>
              <table:table-cell table:style-name="OrgTblCell">
                <text:p text:style-name="OrgTableContentsLeft">Biodiversité</text:p>
              </table:table-cell>
              <table:table-cell table:style-name="OrgTblCell">
                <text:p text:style-name="OrgTableContentsLeft">.xls(x)</text:p>
              </table:table-cell>
              <table:table-cell table:style-name="OrgTblCell">
                <text:p text:style-name="OrgTableContentsLeft">Fichiers .xls(x)</text:p>
              </table:table-cell>
              <table:table-cell table:style-name="OrgTblCell">
                <text:p text:style-name="OrgTableContentsLeft">Fichiers</text:p>
              </table:table-cell>
              <table:table-cell table:style-name="OrgTblCell">
                <text:p text:style-name="OrgTableContentsLeft">Manuel</text:p>
              </table:table-cell>
              <table:table-cell table:style-name="OrgTblCell">
                <text:p text:style-name="OrgTableContentsLeft">Aucune</text:p>
              </table:table-cell>
              <table:table-cell table:style-name="OrgTblCell">
                <text:p text:style-name="OrgTableContentsLeft">Données</text:p>
              </table:table-cell>
            </table:table-row>
            <table:table-row>
              <table:table-cell table:style-name="OrgTblCell">
                <text:p text:style-name="OrgTableContentsLeft">Herbier</text:p>
              </table:table-cell>
              <table:table-cell table:style-name="OrgTblCell">
                <text:p text:style-name="OrgTableContentsLeft">Biodiversité</text:p>
              </table:table-cell>
              <table:table-cell table:style-name="OrgTblCell">
                <text:p text:style-name="OrgTableContentsLeft">.xls(x)</text:p>
              </table:table-cell>
              <table:table-cell table:style-name="OrgTblCell">
                <text:p text:style-name="OrgTableContentsLeft">Fichiers .xls(x)</text:p>
              </table:table-cell>
              <table:table-cell table:style-name="OrgTblCell">
                <text:p text:style-name="OrgTableContentsLeft">Fichiers</text:p>
              </table:table-cell>
              <table:table-cell table:style-name="OrgTblCell">
                <text:p text:style-name="OrgTableContentsLeft">Manuel</text:p>
              </table:table-cell>
              <table:table-cell table:style-name="OrgTblCell">
                <text:p text:style-name="OrgTableContentsLeft">Aucune</text:p>
              </table:table-cell>
              <table:table-cell table:style-name="OrgTblCell">
                <text:p text:style-name="OrgTableContentsLeft">Données</text:p>
              </table:table-cell>
            </table:table-row>
            <table:table-row>
              <table:table-cell table:style-name="OrgTblCell">
                <text:p text:style-name="OrgTableContentsLeft">AOC</text:p>
              </table:table-cell>
              <table:table-cell table:style-name="OrgTblCell">
                <text:p text:style-name="OrgTableContentsLeft">Sismo. et biodiv.</text:p>
              </table:table-cell>
              <table:table-cell table:style-name="OrgTblCell">
                <text:p text:style-name="OrgTableContentsLeft">XML/MODS et DC</text:p>
              </table:table-cell>
              <table:table-cell table:style-name="OrgTblCell">
                <text:p text:style-name="OrgTableContentsLeft">OAI-PMH</text:p>
              </table:table-cell>
              <table:table-cell table:style-name="OrgTblCell">
                <text:p text:style-name="OrgTableContentsLeft">Internet</text:p>
              </table:table-cell>
              <table:table-cell table:style-name="OrgTblCell">
                <text:p text:style-name="OrgTableContentsLeft">Automatisé</text:p>
              </table:table-cell>
              <table:table-cell table:style-name="OrgTblCell">
                <text:p text:style-name="OrgTableContentsLeft">univoak.fr (à venir)</text:p>
              </table:table-cell>
              <table:table-cell table:style-name="OrgTblCell">
                <text:p text:style-name="OrgTableContentsLeft">Métadonnées</text:p>
              </table:table-cell>
            </table:table-row>
            <table:table-row>
              <table:table-cell table:style-name="OrgTblCellB">
                <text:p text:style-name="OrgTableContentsLeft">BNU+SCD</text:p>
              </table:table-cell>
              <table:table-cell table:style-name="OrgTblCellB">
                <text:p text:style-name="OrgTableContentsLeft">Sismo. et biodiv.</text:p>
              </table:table-cell>
              <table:table-cell table:style-name="OrgTblCellB">
                <text:p text:style-name="OrgTableContentsLeft">XML/Unimarc XML ou DC</text:p>
              </table:table-cell>
              <table:table-cell table:style-name="OrgTblCellB">
                <text:p text:style-name="OrgTableContentsLeft">SRU ou OAI</text:p>
              </table:table-cell>
              <table:table-cell table:style-name="OrgTblCellB">
                <text:p text:style-name="OrgTableContentsLeft">Internet</text:p>
              </table:table-cell>
              <table:table-cell table:style-name="OrgTblCellB">
                <text:p text:style-name="OrgTableContentsLeft">Automatisé</text:p>
              </table:table-cell>
              <table:table-cell table:style-name="OrgTblCellB">
                <text:p text:style-name="OrgTableContentsLeft">Cf "Unistra" dessous</text:p>
              </table:table-cell>
              <table:table-cell table:style-name="OrgTblCellB">
                <text:p text:style-name="OrgTableContentsLeft">Métadonnées</text:p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ce93d11"/>
<text:bookmark text:name="orgce93d11"/>Méthodes pour les différents imports
<text:bookmark-end text:name="OrgXref.orgce93d11"/></text:h>
      <text:list text:style-name="OrgBulletedList" text:continue-numbering="false">
        <text:list-item>
          <text:p text:style-name="Text_20_body">Gertrude : l'import se faire depuis l'interface du portail, qui
permet d'injecter les données d'un fichier zip dans la base.
</text:p>
        </text:list-item>
        <text:list-item>
          <text:p text:style-name="Text_20_body">Base zoologie et Herbier : import manuel après mapping des champs du fichier
.xlsx sur les champs pertinents de la base de données OscaHr.
</text:p>
        </text:list-item>
        <text:list-item>
          <text:p text:style-name="Text_20_body">AOC et BNU+SCD : l'import se fait en plusieurs étapes :
</text:p>
          <text:list text:style-name="OrgBulletedList" text:continue-numbering="true">
            <text:list-item>
              <text:p text:style-name="Text_20_body">tests des mots-clés pertinents (fait)
</text:p>
            </text:list-item>
            <text:list-item>
              <text:p text:style-name="Text_20_body">collect des méta-données des résultats fournis par les mots-clés
</text:p>
            </text:list-item>
            <text:list-item>
              <text:p text:style-name="Text_20_body">mapping des champs avec ceux de la base OscaHr
</text:p>
            </text:list-item>
            <text:list-item>
              <text:p text:style-name="Text_20_body">filtrage des données extraite en fonction du mapping
</text:p>
            </text:list-item>
            <text:list-item>
              <text:p text:style-name="Text_20_body">import des données filtrées
</text:p>
            </text:list-item>
          </text:list>
        </text:list-item>
      </text:list>
      <text:h text:style-name="Heading_20_1_unnumbered" text:outline-level="1" text:is-list-header="true">
<text:bookmark-start text:name="OrgXref.org60c74a8"/>
<text:bookmark text:name="org60c74a8"/>Unistra : récupération des (méta-)données
<text:bookmark-end text:name="OrgXref.org60c74a8"/></text:h>
      <text:p text:style-name="Text_20_body">Caractéristiques du serveur SRU pour les notices des bibliothèques 
universitaires de Strasbourg sur bu.unistra.fr :
</text:p>
      <text:p text:style-name="OrgFixedWidthBlock">Serveur : http://bu.unistra.fr/opac/sru</text:p>
      <text:p text:style-name="OrgFixedWidthBlock">Port : 80</text:p>
      <text:p text:style-name="OrgFixedWidthBlock">User : non présent</text:p>
      <text:p text:style-name="OrgFixedWidthBlock">Mot de passe : non présent</text:p>
      <text:p text:style-name="OrgFixedWidthBlock">Nom de la base : non applicable</text:p>
      <text:p text:style-name="OrgFixedWidthBlock">Format MARC : Unimarc XML (recordSchema=unimarcxml), ou Marc21 XML (recordSchema=marcxml)</text:p>
      <text:p text:style-name="OrgFixedWidthBlock">Format Dublin Core : <text:s text:c="1"/>recordSchema=dc</text:p>
      <text:p text:style-name="OrgFixedWidthBlockLastLine">Encodage : UTF-8</text:p>
      <text:p text:style-name="Text_20_body">Exemple de recherche sur tout le titre (<text:a xlink:type="simple" xlink:href="http://bu.unistra.fr/opac/sru?version=1.1&amp;operation=searchRetrieve&amp;query=dc.title%2520any%2520arbre&amp;startRecord=1&amp;maximumRecords=10&amp;recordSchema=unimarcxml">lien direct</text:a>) :
</text:p>
      <text:p text:style-name="OrgFixedWidthBlockLastLine">http://bu.unistra.fr/opac/sru?version=1.1&amp;operation=searchRetrieve&amp;query=dc.title%20any%20arbre&amp;startRecord=1&amp;maximumRecords=10&amp;recordSchema=unimarcxml</text:p>
      <text:p text:style-name="Text_20_body">Exemple de recherche libre (<text:a xlink:type="simple" xlink:href="http://bu.unistra.fr/opac/sru?version=1.1&amp;operation=searchRetrieve&amp;query=local.libera=arbre&amp;startRecord=1&amp;maximumRecords=10&amp;recordSchema=unimarcxml">lien direct</text:a>) :
</text:p>
      <text:p text:style-name="OrgFixedWidthBlockLastLine">http://bu.unistra.fr/opac/sru?version=1.1&amp;operation=searchRetrieve&amp;query=local.libera=arbre&amp;startRecord=1&amp;maximumRecords=10&amp;recordSchema=unimarcxml</text:p>
      <text:p text:style-name="Text_20_body">Les champs interrogeables, de type DC, sont les suivants (avec la
correspondance des champs SebinaYOU) :
</text:p>
      <text:p text:style-name="OrgFixedWidthBlock">dc.creator=AutEnteDesc (auteur)</text:p>
      <text:p text:style-name="OrgFixedWidthBlock">dc.title=TitoloBase2 (titre)</text:p>
      <text:p text:style-name="OrgFixedWidthBlock">dc.subject=XSOGG (sujet)</text:p>
      <text:p text:style-name="OrgFixedWidthBlock">dc.description=TitoloBase2 (titre)</text:p>
      <text:p text:style-name="OrgFixedWidthBlock">dc.publisher=EditoreDescr (éditeur)</text:p>
      <text:p text:style-name="OrgFixedWidthBlock">dc.contributor=AutEnteDesc (auteur)</text:p>
      <text:p text:style-name="OrgFixedWidthBlock">dc.date=AnnoPubbl (année de publication)</text:p>
      <text:p text:style-name="OrgFixedWidthBlock">dc.type=TipoMateriale (Type de matériel)</text:p>
      <text:p text:style-name="OrgFixedWidthBlock">dc.identifier=idOpac (identifiant OPAC)</text:p>
      <text:p text:style-name="OrgFixedWidthBlockLastLine">dc.language=Lingua (langue) ainsi que local.libera (sur tous les champs)</text:p>
      <text:h text:style-name="Heading_20_1_unnumbered" text:outline-level="1" text:is-list-header="true">
<text:bookmark-start text:name="OrgXref.orgbd7f790"/>
<text:bookmark text:name="orgbd7f790"/>Mots-clés à utiliser pour les données Unistra (bu.unistra.fr)
<text:bookmark-end text:name="OrgXref.orgbd7f790"/></text:h>
      <text:h text:style-name="Heading_20_2_unnumbered" text:outline-level="2" text:is-list-header="true">
<text:bookmark-start text:name="OrgXref.org41a9d6d"/>
<text:bookmark text:name="org41a9d6d"/>Biodiversité
<text:bookmark-end text:name="OrgXref.org41a9d6d"/></text:h>
      <text:list text:style-name="OrgBulletedList" text:continue-numbering="false">
        <text:list-item>
          <text:p text:style-name="Text_20_body">biodiversité
</text:p>
        </text:list-item>
        <text:list-item>
          <text:p text:style-name="Text_20_body">écosystème
</text:p>
        </text:list-item>
        <text:list-item>
          <text:p text:style-name="Text_20_body">herbier
</text:p>
        </text:list-item>
        <text:list-item>
          <text:p text:style-name="Text_20_body">botanique
</text:p>
        </text:list-item>
        <text:list-item>
          <text:p text:style-name="Text_20_body">naturaliste
</text:p>
        </text:list-item>
        <text:list-item>
          <text:p text:style-name="Text_20_body">jardin botanique
</text:p>
        </text:list-item>
      </text:list>
      <text:p text:style-name="Text_20_body">Possibilité d'utiliser les mots-clés "écologie", "système", "risque"
et "histoire naturelle", mais les termes doivent encore être précisés.
</text:p>
      <text:h text:style-name="Heading_20_2_unnumbered" text:outline-level="2" text:is-list-header="true">
<text:bookmark-start text:name="OrgXref.orgd01a619"/>
<text:bookmark text:name="orgd01a619"/>Sismologie
<text:bookmark-end text:name="OrgXref.orgd01a619"/></text:h>
      <text:list text:style-name="OrgBulletedList" text:continue-numbering="false">
        <text:list-item>
          <text:p text:style-name="Text_20_body">sismo* (troncature)
</text:p>
        </text:list-item>
        <text:list-item>
          <text:p text:style-name="Text_20_body">seism* (troncature)
</text:p>
        </text:list-item>
        <text:list-item>
          <text:p text:style-name="Text_20_body">tremblement de terre
</text:p>
        </text:list-item>
      </text:list>
      <text:h text:style-name="Heading_20_1_unnumbered" text:outline-level="1" text:is-list-header="true">
<text:bookmark-start text:name="OrgXref.orgec2f95b"/>
<text:bookmark text:name="orgec2f95b"/>Exposition des données
<text:bookmark-end text:name="OrgXref.orgec2f95b"/></text:h>
      <text:p text:style-name="Text_20_body">Les données primaires du portail OscaHr doivent être exposées à l'aide
d'un SPARQL endpoint.
</text:p>
      <text:p text:style-name="Text_20_body">Ces données seront structurées selon la norme Dublin Core.
</text:p>
      <text:h text:style-name="Heading_20_1_unnumbered" text:outline-level="1" text:is-list-header="true">
<text:bookmark-start text:name="OrgXref.org9a0a60d"/>
<text:bookmark text:name="org9a0a60d"/>À faire
<text:bookmark-end text:name="OrgXref.org9a0a60d"/></text:h>
      <text:h text:style-name="Heading_20_2_unnumbered" text:outline-level="2" text:is-list-header="true">
<text:bookmark-start text:name="OrgXref.org003da08"/>
<text:bookmark text:name="org003da08"/>Import des données
<text:bookmark-end text:name="OrgXref.org003da08"/></text:h>
      <text:list text:style-name="OrgNumberedList" text:continue-numbering="false">
        <text:list-item>
          <text:p text:style-name="Text_20_body">mapping des données des données sur la structure de la base OscaHr
</text:p>
          <text:list text:style-name="OrgBulletedList" text:continue-numbering="true">
            <text:list-item>
              <text:p text:style-name="Text_20_body">à partir d'un fichier de la base zoologie
</text:p>
            </text:list-item>
            <text:list-item>
              <text:p text:style-name="Text_20_body">à partir d'un fichier de l'herbier
</text:p>
            </text:list-item>
            <text:list-item>
              <text:p text:style-name="Text_20_body">à partir d'un mot-clé pour AOC
</text:p>
            </text:list-item>
            <text:list-item>
              <text:p text:style-name="Text_20_body">à partir d'un mot-clé pour BNU
</text:p>
            </text:list-item>
          </text:list>
        </text:list-item>
        <text:list-item>
          <text:p text:style-name="Text_20_body">Pré-traitement des fichiers .xls(x) pour automatiser l'import de
.csv
</text:p>
        </text:list-item>
        <text:list-item>
          <text:p text:style-name="Text_20_body">Tests d'import semi-manuel avec un script qui prend en entrée un
fichier .csv issu du prétraitement et qui injecte les données dans
la base OscaHr.
</text:p>
        </text:list-item>
      </text:list>
      <text:h text:style-name="Heading_20_2_unnumbered" text:outline-level="2" text:is-list-header="true">
<text:bookmark-start text:name="OrgXref.orgd539f70"/>
<text:bookmark text:name="orgd539f70"/>Exposition des données via un SPARQL endpoint
<text:bookmark-end text:name="OrgXref.orgd539f70"/></text:h>
      <text:list text:style-name="OrgNumberedList" text:continue-numbering="false">
        <text:list-item>
          <text:p text:style-name="Text_20_body">mapping depuis la structure de la base vers la norme Dublin Core
</text:p>
        </text:list-item>
        <text:list-item>
          <text:p text:style-name="Text_20_body">mise en place technique du SPARQL endpoint
</text:p>
        </text:list-item>
        <text:list-item>
          <text:p text:style-name="Text_20_body">test de conformité des données exposées (sont-elles moissonnables,
sont-elles dans le bon format, etc.)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astien Guerry</dc:creator>
    <meta:initial-creator>Bastien Guerry</meta:initial-creator>
    <dc:date>2016-05-04T05:27:40</dc:date>
    <meta:creation-date>2016-05-04T05:27:40</meta:creation-date>
    <meta:generator>Emacs 25.1.50.47 (Org mode 8.3.4)</meta:generator>
    <meta:keyword/>
    <dc:subject/>
    <dc:title>Import et exposition des données d'OscaHr</dc:title>
  </office:meta>
</office:document-meta>
</file>